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Behavior.setDocumentType( String do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ehavior.preRen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Behavior.getTargetDocumentTy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mlBehavior.renderStart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Behavior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ehavior.isUs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ehavior.renderEnd( Appender app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Behavior.setUseLocale( boolean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Behavior.setAttribute( String name , String value , String fac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